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periment-template"/>Experiment Template<text:bookmark-end text:name="experiment-template"/></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6/experiment-template" office:name=""><text:span text:style-name="Definition">https://blueprint.ecohubs.community/articles/rcos-templates/layer-6/experiment-template</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use to propose a time-bounded experiment</text:p>
        </text:list-item>
        <text:list-item>
          <text:p text:style-name="P2"><text:span text:style-name="T1">RCOS reference:</text:span> <text:a xlink:type="simple" xlink:href="https://blueprint.ecohubs.community/articles/rcos-core/v0-1/layer-6-evolution-adaptation#83-experiments" office:name=""><text:span text:style-name="Definition">§8.3</text:span></text:a>, <text:a xlink:type="simple" xlink:href="https://blueprint.ecohubs.community/articles/rcos-core/v0-1/layer-6-evolution-adaptation#87-layer-invariants" office:name=""><text:span text:style-name="Definition">§8.7</text:span></text:a></text:p>
        </text:list-item>
      </text:list>
      <text:p text:style-name="P3">Experiments let the community try a change without permanently adopting it. To stay safe, every experiment must be time-bounded, labeled, and auto-expiring — and must record its results in the Learning Log.</text:p>
      <text:p text:style-name="Horizontal_20_Line"/>
      <text:h text:style-name="Heading_20_2" text:outline-level="2"><text:bookmark-start text:name="required-fields"/>Required Fields<text:bookmark-end text:name="required-field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4"><text:span text:style-name="T1">Rationale — Why require these fields</text:span></text:p>
      <text:p text:style-name="P4">Without scope, duration, success criteria, and rollback, an “experiment” is just a permanent change with friendlier branding. Forcing every proposal to specify what it changes, when it ends, how it will be reviewed, and how it will be rolled back keeps experimentation reversible — and prevents the experiment label from being used to bypass deliberation.</text:p>
      <text:p text:style-name="P5"><text:span text:style-name="T1">Instructions — How to fill this in</text:span></text:p>
      <text:p text:style-name="P5">Fill each field. Maximum duration is set by your Change Protocol. The decision authority must come from the Decision Matrix.</text:p>
      <text:list text:style-name="L3">
        <text:list-item>
          <text:p text:style-name="P6"><text:span text:style-name="T1">Title:</text:span> </text:p>
        </text:list-item>
        <text:list-item>
          <text:p text:style-name="P6"><text:span text:style-name="T1">Proposer:</text:span> </text:p>
        </text:list-item>
        <text:list-item>
          <text:p text:style-name="P6"><text:span text:style-name="T1">Decision type:</text:span> Strategic</text:p>
        </text:list-item>
        <text:list-item>
          <text:p text:style-name="P6"><text:span text:style-name="T1">Scope:</text:span> <text:span text:style-name="T2">&lt;exactly what is being tried; which artifacts and behaviors are affected.&gt;</text:span></text:p>
        </text:list-item>
        <text:list-item>
          <text:p text:style-name="P6"><text:span text:style-name="T1">Duration:</text:span> <text:span text:style-name="T2">&lt;start date — end date; maximum duration as set by the Change Protocol.&gt;</text:span></text:p>
        </text:list-item>
        <text:list-item>
          <text:p text:style-name="P6"><text:span text:style-name="T1">Review checkpoints:</text:span> <text:span text:style-name="T2">&lt;at minimum one midpoint check-in; specify dates and what is reviewed.&gt;</text:span></text:p>
        </text:list-item>
        <text:list-item>
          <text:p text:style-name="P6"><text:span text:style-name="T1">Success criteria:</text:span> </text:p>
        </text:list-item>
        <text:list-item>
          <text:p text:style-name="P6"><text:span text:style-name="T1">Failure criteria:</text:span> </text:p>
        </text:list-item>
        <text:list-item>
          <text:p text:style-name="P6"><text:span text:style-name="T1">Rollback conditions and process:</text:span> </text:p>
        </text:list-item>
        <text:list-item>
          <text:p text:style-name="P6"><text:span text:style-name="T1">Authorized decision path:</text:span> <text:span text:style-name="T2">&lt;who may start, extend, modify, or terminate the experiment, per the Decision Matrix.&gt;</text:span></text:p>
        </text:list-item>
        <text:list-item>
          <text:p text:style-name="P6"><text:span text:style-name="T1">Labelling:</text:span> </text:p>
        </text:list-item>
        <text:list-item>
          <text:p text:style-name="P6"><text:span text:style-name="T1">Safety suspension:</text:span> </text:p>
        </text:list-item>
      </text:list>
      <text:h text:style-name="Heading_20_2" text:outline-level="2"><text:bookmark-start text:name="expiry-and-renewal"/>Expiry and Renewal<text:bookmark-end text:name="expiry-and-renewal"/></text:h>
      <text:p text:style-name="P7"><text:span text:style-name="T1">Rationale — Why must experiments expire</text:span></text:p>
      <text:p text:style-name="P7">The community needs the option to revert. Auto-expiry forces a deliberate decision to make the change permanent — not a slow drift in which nobody remembers it was ever conditional.</text:p>
      <text:p text:style-name="P8"><text:span text:style-name="T1">Instructions — How to fill this in</text:span></text:p>
      <text:p text:style-name="P8">State the auto-expiry rule, the renewal mechanism, and the obligation to record results in the Learning Log.</text:p>
      <text:list text:style-name="L4">
        <text:list-item>
          <text:p text:style-name="P9"/>
        </text:list-item>
        <text:list-item>
          <text:p text:style-name="P9"/>
        </text:list-item>
      </text:list>
      <text:p text:style-name="Horizontal_20_Line"/>
      <text:h text:style-name="Heading_20_2" text:outline-level="2"><text:bookmark-start text:name="outcome-record-filled-in-at-experiment-end"/>Outcome Record (filled in at experiment end)<text:bookmark-end text:name="outcome-record-filled-in-at-experiment-end"/></text:h>
      <text:list text:style-name="L5">
        <text:list-item>
          <text:p text:style-name="P10"><text:span text:style-name="T1">End date:</text:span></text:p>
        </text:list-item>
        <text:list-item>
          <text:p text:style-name="P10"><text:span text:style-name="T1">Outcome:</text:span> <text:span text:style-name="T2">&lt;Adopted permanently / Rolled back / Modified and re-run / Terminated early&gt;</text:span></text:p>
        </text:list-item>
        <text:list-item>
          <text:p text:style-name="P10"><text:span text:style-name="T1">Decision record:</text:span> </text:p>
        </text:list-item>
        <text:list-item>
          <text:p text:style-name="P10"><text:span text:style-name="T1">Learning Log entry:</text:span> </text:p>
        </text:list-item>
        <text:list-item>
          <text:p text:style-name="P10"><text:span text:style-name="T1">Summary:</text:span> <text:span text:style-name="T2">&lt;two to four sentences on what was tried, what was observed, and what was decided.&gt;</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5Z</meta:creation-date>
    <dc:date>2026-04-29T00:55:55Z</dc:date>
    <meta:user-defined meta:name="title-meta" meta:value-type="string">Experiment Template</meta:user-defined>
  </office:meta>
</office:document-meta>
</file>